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6cm" fo:min-width="4.996cm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4.834cm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4.961cm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5.342cm"/>
    </style:style>
    <style:style style:name="gr5" style:family="graphic" style:parent-style-name="standard">
      <style:graphic-properties draw:textarea-horizontal-align="justify" draw:textarea-vertical-align="middle" draw:auto-grow-height="false" fo:min-height="1.528cm" fo:min-width="5.469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909cm" fo:min-width="6.485cm"/>
    </style:style>
    <style:style style:name="gr8" style:family="graphic" style:parent-style-name="standard">
      <style:graphic-properties draw:textarea-horizontal-align="justify" draw:textarea-vertical-align="middle" draw:auto-grow-height="false" fo:min-height="1.356cm" fo:min-width="3.646cm"/>
    </style:style>
    <style:style style:name="P1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842cm" svg:height="3.556cm" svg:x="7.477cm" svg:y="1.889cm">
          <text:p text:style-name="P1">GameLoop:</text:p>
          <text:p text:style-name="P1"><text:span text:style-name="T1">Window</text:span></text:p>
          <text:p text:style-name="P1"><text:span text:style-name="T1">Sett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5.334cm" svg:height="1.778cm" svg:x="2.016cm" svg:y="7.35cm">
          <text:p text:style-name="P1">Window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5.461cm" svg:height="1.905cm" svg:x="1.762cm" svg:y="10.652cm">
          <text:p text:style-name="P1">Display</text:p>
          <text:p text:style-name="P1"><text:span text:style-name="T1">Needs: wall textures, 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5.842cm" svg:height="1.905cm" svg:x="1.762cm" svg:y="13.7cm">
          <text:p text:style-name="P1">Camera</text:p>
          <text:p text:style-name="P1"><text:span text:style-name="T1">Needs: Map?, View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5.969cm" svg:height="1.778cm" svg:x="1.508cm" svg:y="19.796cm">
          <text:p text:style-name="P1">Mover</text:p>
          <text:p text:style-name="P1"><text:span text:style-name="T1">Needs: Map, View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398cm" svg:y1="5.445cm" svg:x2="4.683cm" svg:y2="7.35cm" draw:start-shape="id1" draw:start-glue-point="2" draw:end-shape="id2" draw:end-glue-point="0" svg:d="M10398 5445v953h-5715v952" svg:viewBox="0 0 5716 1906">
          <text:p/>
        </draw:connector>
        <draw:connector draw:style-name="gr6" draw:text-style-name="P1" draw:layer="layout" svg:x1="4.683cm" svg:y1="9.128cm" svg:x2="4.492cm" svg:y2="10.652cm" draw:start-shape="id2" draw:start-glue-point="2" draw:end-shape="id3" draw:end-glue-point="0" svg:d="M4683 9128v762h-191v762" svg:viewBox="0 0 192 1525">
          <text:p/>
        </draw:connector>
        <draw:connector draw:style-name="gr6" draw:text-style-name="P1" draw:layer="layout" svg:x1="4.492cm" svg:y1="12.557cm" svg:x2="4.683cm" svg:y2="13.7cm" draw:start-shape="id3" draw:start-glue-point="2" draw:end-shape="id4" draw:end-glue-point="0" svg:d="M4492 12557v571h191v572" svg:viewBox="0 0 192 1144">
          <text:p/>
        </draw:connector>
        <draw:connector draw:style-name="gr6" draw:text-style-name="P1" draw:layer="layout" svg:x1="4.683cm" svg:y1="15.605cm" svg:x2="4.492cm" svg:y2="19.796cm" draw:start-shape="id4" draw:start-glue-point="2" draw:end-shape="id5" draw:end-glue-point="0" svg:d="M4683 15605v2095h-191v2096" svg:viewBox="0 0 192 4192">
          <text:p/>
        </draw:connector>
        <draw:custom-shape draw:style-name="gr7" draw:text-style-name="P1" xml:id="id6" draw:id="id6" draw:layer="layout" svg:width="6.985cm" svg:height="2.159cm" svg:x="12.557cm" svg:y="7.096cm">
          <text:p text:style-name="P1">Setting Master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398cm" svg:y1="5.445cm" svg:x2="16.049cm" svg:y2="7.096cm" draw:start-shape="id1" draw:start-glue-point="2" draw:end-shape="id6" svg:d="M10398 5445v826h5651v825" svg:viewBox="0 0 5652 1652">
          <text:p/>
        </draw:connector>
        <draw:custom-shape draw:style-name="gr8" draw:text-style-name="P1" xml:id="id7" draw:id="id7" draw:layer="layout" svg:width="4.318cm" svg:height="1.778cm" svg:x="7.985cm" svg:y="10.525cm">
          <text:p text:style-name="P1">Keyboard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0.144cm" svg:y1="10.525cm" svg:x2="4.683cm" svg:y2="9.128cm" draw:start-shape="id7" draw:start-glue-point="0" draw:end-shape="id2" draw:end-glue-point="2" svg:d="M10144 10525v-698h-5461v-699" svg:viewBox="0 0 5462 13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1T17:37:50.895419814</meta:creation-date>
    <dc:date>2018-12-11T18:09:05.862399706</dc:date>
    <meta:editing-duration>PT5M29S</meta:editing-duration>
    <meta:editing-cycles>2</meta:editing-cycles>
    <meta:generator>LibreOffice/5.2.7.2$Linux_X86_64 LibreOffice_project/20m0$Build-2</meta:generator>
    <meta:document-statistic meta:object-count="13"/>
  </office:meta>
</office:document-meta>
</file>